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3.3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5.256cm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zxx" fo:country="none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1c9fc4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21d2b1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officeooo:rsid="001ea0b6" officeooo:paragraph-rsid="001ea0b6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officeooo:rsid="001a75c7" officeooo:paragraph-rsid="001a75c7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officeooo:rsid="001d1ad1" officeooo:paragraph-rsid="001d1ad1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baa71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c9fc4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247b54" officeooo:paragraph-rsid="00247b54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officeooo:rsid="002321d5" officeooo:paragraph-rsid="002321d5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justify" style:justify-single-word="false"/>
      <style:text-properties fo:language="zxx" fo:country="none" officeooo:rsid="001417a7" style:language-asian="zxx" style:country-asian="none" style:language-complex="zxx" style:country-complex="none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25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officeooo:paragraph-rsid="0025e22e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language="zxx" fo:country="none" officeooo:paragraph-rsid="001c9fc4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officeooo:paragraph-rsid="0021d2b1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fo:language="zxx" fo:country="none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2839c5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2839c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30a3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ea0b6" officeooo:paragraph-rsid="001ea0b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2839c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1pt" fo:language="zxx" fo:country="none" officeooo:rsid="001ea0b6" officeooo:paragraph-rsid="001ea0b6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officeooo:rsid="002649a5"/>
    </style:style>
    <style:style style:name="T8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9" style:family="text">
      <style:text-properties officeooo:rsid="0032246a"/>
    </style:style>
    <style:style style:name="T10" style:family="text">
      <style:text-properties officeooo:rsid="0032309f"/>
    </style:style>
    <style:style style:name="T11" style:family="text">
      <style:text-properties officeooo:rsid="0034c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ssier de validation projet NSI</text:p>
      <text:p text:style-name="P4"/>
      <text:p text:style-name="P4"/>
      <text:p text:style-name="P1">description du projet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3053540482064">
          <table:table-cell table:style-name="Tableau1.A1" office:value-type="string">
            <text:p text:style-name="P30">Noms, Prénoms de l’équipe en charge du projet</text:p>
          </table:table-cell>
          <table:table-cell table:style-name="Tableau1.B1" office:value-type="string">
            <text:p text:style-name="P15">Moulherat Gauthier &amp; Bardini Raphaël</text:p>
          </table:table-cell>
        </table:table-row>
        <table:table-row table:style-name="TableLine3053540488320">
          <table:table-cell table:style-name="Tableau1.A2" office:value-type="string">
            <text:p text:style-name="P30">Intitulé du projet</text:p>
          </table:table-cell>
          <table:table-cell table:style-name="Tableau1.B2" office:value-type="string">
            <text:p text:style-name="P15">Puissance 4</text:p>
          </table:table-cell>
        </table:table-row>
        <table:table-row table:style-name="TableLine3053540500832">
          <table:table-cell table:style-name="Tableau1.A2" office:value-type="string">
            <text:p text:style-name="P30"><text:span text:style-name="T3">Énoncé</text:span> général du besoin</text:p>
          </table:table-cell>
          <table:table-cell table:style-name="Tableau1.B2" office:value-type="string">
            <text:p text:style-name="P12">Jeu de puissance 4 qui se joue a tour de rôle </text:p>
          </table:table-cell>
        </table:table-row>
      </table:table>
      <text:p text:style-name="P4"/>
      <text:p text:style-name="P6">Backlog complet du programme à développer (2 à 4 heures) :</text:p>
      <table:table table:name="Tableau2" table:style-name="Tableau2">
        <table:table-column table:style-name="Tableau2.A"/>
        <table:table-column table:style-name="Tableau2.B" table:number-columns-repeated="4"/>
        <table:table-row table:style-name="TableLine3053540484240">
          <table:table-cell table:style-name="Tableau2.A1" office:value-type="string">
            <text:p text:style-name="P30">Nom de la fonction</text:p>
          </table:table-cell>
          <table:table-cell table:style-name="Tableau2.A1" office:value-type="string">
            <text:p text:style-name="P33">Nom de l’élève prenant en charge la fonction</text:p>
          </table:table-cell>
          <table:table-cell table:style-name="Tableau2.A1" office:value-type="string">
            <text:p text:style-name="P30">Variables d’entrée</text:p>
          </table:table-cell>
          <table:table-cell table:style-name="Tableau2.A1" office:value-type="string">
            <text:p text:style-name="P30">Variables de sortie</text:p>
          </table:table-cell>
          <table:table-cell table:style-name="Tableau2.E1" office:value-type="string">
            <text:p text:style-name="P30">Rôle de la fonction</text:p>
          </table:table-cell>
        </table:table-row>
        <table:table-row table:style-name="TableLine3053540497840">
          <table:table-cell table:style-name="Tableau2.A2" office:value-type="string">
            <text:p text:style-name="P37">ChercherGagnant</text:p>
          </table:table-cell>
          <table:table-cell table:style-name="Tableau2.A2" office:value-type="string">
            <text:p text:style-name="P16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19">T<text:span text:style-name="T4">rue si ce pion représente un coup gagnant</text:span></text:p>
            <text:p text:style-name="P12">Sinon False</text:p>
          </table:table-cell>
          <table:table-cell table:style-name="Tableau2.E2" office:value-type="string">
            <text:p text:style-name="P13">Vérifie si le pion à l’emplacement spécifié représente un coup gagnant, en appelant</text:p>
            <text:p text:style-name="P29"><text:span text:style-name="T8">ChercherGagnantDiagonal</text:span><text:span text:style-name="T4">, </text:span><text:span text:style-name="T8">ChercherGagnantHorizontal</text:span><text:span text:style-name="T4">, </text:span><text:span text:style-name="T8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7">PlacerPion</text:p>
          </table:table-cell>
          <table:table-cell table:style-name="Tableau2.B3" office:value-type="string">
            <text:p text:style-name="P16">Gauthier</text:p>
          </table:table-cell>
          <table:table-cell table:style-name="Tableau2.B3" office:value-type="string">
            <text:p text:style-name="P18">Entier : la colonne du pion <text:span text:style-name="T9">à placer</text:span></text:p>
            <text:p text:style-name="P18">Entier : l'<text:span text:style-name="T10">index</text:span> du joueur qui place le pion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8">Place un pion à la colonne spécifiée et à la ligne la plus basse possible (le pion tombe)</text:p>
          </table:table-cell>
        </table:table-row>
        <table:table-row table:style-name="TableLine3053540501104">
          <table:table-cell table:style-name="Tableau2.A2" office:value-type="string">
            <text:p text:style-name="P37">AfficherGrille</text:p>
          </table:table-cell>
          <table:table-cell table:style-name="Tableau2.A2" office:value-type="string">
            <text:p text:style-name="P16">Raphaël</text:p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8">Affiche une représentation textuelle de la grille</text:p>
          </table:table-cell>
        </table:table-row>
        <table:table-row table:style-name="TableLine3053540499472">
          <table:table-cell table:style-name="Tableau2.A2" office:value-type="string">
            <text:p text:style-name="P38">AfficherMessageExAequo</text:p>
          </table:table-cell>
          <table:table-cell table:style-name="Tableau2.A2" office:value-type="string">
            <text:p text:style-name="P20">Gauthier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21">Affiche un message de match nul</text:p>
          </table:table-cell>
        </table:table-row>
        <table:table-row table:style-name="TableLine3053540503008">
          <table:table-cell table:style-name="Tableau2.A2" office:value-type="string">
            <text:p text:style-name="P39">Afficher<text:span text:style-name="T6">Message</text:span>Gagnant</text:p>
          </table:table-cell>
          <table:table-cell table:style-name="Tableau2.A2" office:value-type="string">
            <text:p text:style-name="P16">Gauthier</text:p>
          </table:table-cell>
          <table:table-cell table:style-name="Tableau2.A2" office:value-type="string">
            <text:p text:style-name="P28">Entier<text:span text:style-name="T9"> </text:span>: <text:span text:style-name="T10">l'index</text:span><text:span text:style-name="T7"> </text:span>du joueur <text:span text:style-name="T10">gagnant</text:span>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2">Affiche un message avec le le nom du joueur <text:span text:style-name="T10">gagnant</text:span></text:p>
          </table:table-cell>
        </table:table-row>
        <table:table-row table:style-name="Tableau2.7">
          <table:table-cell table:style-name="Tableau2.A2" office:value-type="string">
            <text:p text:style-name="P40">ChercherGagnantDiagonal</text:p>
          </table:table-cell>
          <table:table-cell table:style-name="Tableau2.A2" office:value-type="string">
            <text:p text:style-name="P14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4">Cherche si le pion à l’emplacement spécifié est aligné en diagonale avec 3 autres pions placés par le même joueur.</text:p>
          </table:table-cell>
        </table:table-row>
        <text:soft-page-break/>
        <table:table-row table:style-name="TableLine3053540512800">
          <table:table-cell table:style-name="Tableau2.A2" office:value-type="string">
            <text:p text:style-name="P41">Cherche<text:span text:style-name="T5">r</text:span>GagnantHorizontal</text:p>
          </table:table-cell>
          <table:table-cell table:style-name="Tableau2.A2" office:value-type="string">
            <text:p text:style-name="P14">Gauthier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4">Cherche si le pion à l’emplacement spécifié est aligné horizontalement avec 3 autres pions placés par le même joueur.</text:p>
          </table:table-cell>
        </table:table-row>
        <table:table-row table:style-name="TableLine3053540510080">
          <table:table-cell table:style-name="Tableau2.A2" office:value-type="string">
            <text:p text:style-name="P43">ChercherGagnantVertical</text:p>
          </table:table-cell>
          <table:table-cell table:style-name="Tableau2.A2" office:value-type="string">
            <text:p text:style-name="P14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17"/>
          </table:table-cell>
          <table:table-cell table:style-name="Tableau2.E2" office:value-type="string">
            <text:p text:style-name="P14">Cherche si le pion à l’emplacement spécifié est aligné verticalement avec 3 autres pions placés par le même joueur.</text:p>
          </table:table-cell>
        </table:table-row>
      </table:table>
      <text:p text:style-name="P2"/>
      <text:p text:style-name="P2"/>
      <text:p text:style-name="P10"/>
      <text:p text:style-name="P8">Variables globales :</text:p>
      <text:p text:style-name="P9"/>
      <table:table table:name="Tableau4" table:style-name="Tableau4">
        <table:table-column table:style-name="Tableau4.A" table:number-columns-repeated="3"/>
        <table:table-row table:style-name="TableLine3053540510352">
          <table:table-cell table:style-name="Tableau4.A1" office:value-type="string">
            <text:p text:style-name="P34">Type</text:p>
          </table:table-cell>
          <table:table-cell table:style-name="Tableau4.A1" office:value-type="string">
            <text:p text:style-name="P35">Nom</text:p>
          </table:table-cell>
          <table:table-cell table:style-name="Tableau4.C1" office:value-type="string">
            <text:p text:style-name="P34">Commentaires</text:p>
          </table:table-cell>
        </table:table-row>
        <table:table-row table:style-name="TableLine3053540502192">
          <table:table-cell table:style-name="Tableau4.A2" office:value-type="string">
            <text:p text:style-name="P34">Tableau d’entiers à deux dimensions</text:p>
            <text:p text:style-name="P36">7 colonnes</text:p>
            <text:p text:style-name="P36">6 lignes</text:p>
          </table:table-cell>
          <table:table-cell table:style-name="Tableau4.A2" office:value-type="string">
            <text:p text:style-name="P42">grille</text:p>
          </table:table-cell>
          <table:table-cell table:style-name="Tableau4.C2" office:value-type="string">
            <text:p text:style-name="P34">Grille du jeu où sont placés les pions. Un pion est représenté par le numéro entier du joueur qui l’a placé</text:p>
          </table:table-cell>
        </table:table-row>
        <table:table-row table:style-name="TableLine3053540507088">
          <table:table-cell table:style-name="Tableau4.A2" office:value-type="string">
            <text:p text:style-name="P34">Tableau de chaînes de caractères</text:p>
          </table:table-cell>
          <table:table-cell table:style-name="Tableau4.A2" office:value-type="string">
            <text:p text:style-name="P42">joueurs</text:p>
          </table:table-cell>
          <table:table-cell table:style-name="Tableau4.C2" office:value-type="string">
            <text:p text:style-name="P34">Contient les noms de joueurs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3053540500016">
          <table:table-cell table:style-name="Tableau3.A1" office:value-type="string">
            <text:p text:style-name="P31">Fiche péda<text:span text:style-name="T2">g</text:span>ogique du projet</text:p>
          </table:table-cell>
          <table:table-cell table:style-name="Tableau3.B1" table:number-columns-spanned="9" office:value-type="string">
            <text:p text:style-name="P25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53540506544"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2"><text:span text:style-name="T1">Eleve 1</text:span> </text:p>
          </table:table-cell>
          <table:table-cell table:style-name="Tableau3.A2" office:value-type="string">
            <text:p text:style-name="P32">Eleve 2</text:p>
          </table:table-cell>
          <table:table-cell table:style-name="Tableau3.A2" office:value-type="string">
            <text:p text:style-name="P32">Eleve 3</text:p>
          </table:table-cell>
          <table:table-cell table:style-name="Tableau3.A2" office:value-type="string">
            <text:p text:style-name="P23">for ou while</text:p>
          </table:table-cell>
          <table:table-cell table:style-name="Tableau3.A2" office:value-type="string">
            <text:p text:style-name="P24">if</text:p>
          </table:table-cell>
          <table:table-cell table:style-name="Tableau3.A2" office:value-type="string">
            <text:p text:style-name="P24">Variables globales et locales</text:p>
          </table:table-cell>
          <table:table-cell table:style-name="Tableau3.A2" office:value-type="string">
            <text:p text:style-name="P24">Commentaires et docsting</text:p>
          </table:table-cell>
          <table:table-cell table:style-name="Tableau3.A2" office:value-type="string">
            <text:p text:style-name="P24">assertions</text:p>
          </table:table-cell>
          <table:table-cell table:style-name="Tableau3.J2" office:value-type="string">
            <text:p text:style-name="P24">Diaporama</text:p>
          </table:table-cell>
        </table:table-row>
        <table:table-row table:style-name="TableLine3053540502736">
          <table:table-cell table:style-name="Tableau3.A2" office:value-type="string">
            <text:p text:style-name="P31">Fonction 1 :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3053540510624">
          <table:table-cell table:style-name="Tableau3.A2" office:value-type="string">
            <text:p text:style-name="P31">Fonction 2 :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3053540503280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305354051252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3053540513344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3053540503552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3053540508176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</table:table>
      <text:p text:style-name="P7">Note : un projet est validable si chaque élève a une croix en face de chaque compétence.</text:p>
      <text:p text:style-name="P2"/>
      <text:p text:style-name="P2"/>
      <text:p text:style-name="P5">SPRINT N°1</text:p>
      <text:p text:style-name="P5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5">SPRINT N°2</text:p>
      <text:p text:style-name="P5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2H22M55S</meta:editing-duration>
    <meta:editing-cycles>27</meta:editing-cycles>
    <dc:date>2021-11-16T16:42:55.483000000</dc:date>
    <meta:document-statistic meta:table-count="4" meta:image-count="0" meta:object-count="0" meta:page-count="3" meta:paragraph-count="84" meta:word-count="455" meta:character-count="2684" meta:non-whitespace-character-count="2307"/>
  </office:meta>
</office:document-meta>
</file>